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weight-complex="bold" fo:color="#FF0000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fo:font-variant="normal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fo:font-variant="normal" fo:color="#000000" style:font-size-complex="14pt"/>
    </style:style>
    <style:style style:name="P2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5" style:parent-style-name="Обычный" style:family="paragraph">
      <style:paragraph-properties fo:break-before="page" fo:line-height="150%"/>
    </style:style>
    <style:style style:name="P56" style:parent-style-name="Textbody" style:family="paragraph">
      <style:paragraph-properties fo:text-indent="0.4916in" fo:background-color="#FFFFFF"/>
      <style:text-properties style:font-size-complex="14pt"/>
    </style:style>
    <style:style style:name="P57" style:parent-style-name="Обычный" style:family="paragraph">
      <style:paragraph-properties fo:break-before="page" fo:line-height="150%"/>
    </style:style>
    <style:style style:name="P58" style:parent-style-name="Заголовок2" style:family="paragraph">
      <style:paragraph-properties fo:text-indent="0.4916in"/>
    </style:style>
    <style:style style:name="P59" style:parent-style-name="Textbody" style:family="paragraph">
      <style:text-properties style:font-size-complex="14pt"/>
    </style:style>
    <style:style style:name="P60" style:parent-style-name="Обычный" style:family="paragraph">
      <style:paragraph-properties fo:text-align="justify" fo:line-height="150%" fo:text-indent="0.4916in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70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 fo:margin-right="-0.0138in" fo:background-color="#FFFFFF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 fo:margin-right="-0.0138in" fo:background-color="#FFFFFF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 fo:margin-right="-0.0138in" fo:background-color="#FFFFFF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3" style:parent-style-name="Обычный" style:family="paragraph">
      <style:paragraph-properties fo:text-align="justify" fo:line-height="150%" fo:margin-right="-0.0138in" fo:background-color="#FFFFFF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9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Обычный" style:family="paragraph">
      <style:paragraph-properties fo:break-before="page"/>
    </style:style>
    <style:style style:name="P101" style:parent-style-name="Textbody" style:family="paragraph">
      <style:paragraph-properties fo:text-indent="0.4916in" fo:background-color="#FFFFFF"/>
    </style:style>
    <style:style style:name="T102" style:parent-style-name="Основнойшрифтабзаца" style:family="text">
      <style:text-properties style:font-size-complex="14pt"/>
    </style:style>
    <style:style style:name="P103" style:parent-style-name="Обычный" style:family="paragraph">
      <style:paragraph-properties fo:break-before="page" fo:line-height="150%"/>
    </style:style>
    <style:style style:name="P104" style:parent-style-name="Обычный" style:family="paragraph">
      <style:paragraph-properties fo:text-align="justify" fo:line-height="150%" fo:margin-right="-0.0138in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Обычный" style:family="paragraph">
      <style:paragraph-properties fo:text-align="justify" fo:line-height="150%" fo:margin-right="-0.0138in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1" style:parent-style-name="Обычный" style:family="paragraph">
      <style:paragraph-properties fo:text-align="justify" fo:line-height="150%" fo:margin-right="-0.0138in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2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3" style:parent-style-name="Обычный" style:family="paragraph">
      <style:paragraph-properties fo:text-align="justify" fo:line-height="150%" fo:margin-right="-0.0138in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4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5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justify" fo:line-height="150%" fo:margin-right="-0.0138in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8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justify" fo:line-height="150%" fo:margin-right="-0.0138in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0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1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2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3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4" style:parent-style-name="Обычный" style:family="paragraph">
      <style:paragraph-properties fo:text-align="justify" fo:line-height="150%" fo:margin-right="-0.0138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5" style:parent-style-name="Обычный" style:family="paragraph">
      <style:paragraph-properties fo:break-before="page" fo:line-height="150%"/>
    </style:style>
    <style:style style:name="P126" style:parent-style-name="Textbody" style:family="paragraph">
      <style:text-properties fo:font-weight="bold" style:font-weight-asian="bold" style:font-weight-complex="bold" style:language-asian="ru" style:country-asian="RU" style:language-complex="ar" style:country-complex="SA"/>
    </style:style>
    <style:style style:name="TableColumn128" style:family="table-column">
      <style:table-column-properties style:column-width="1.2604in" style:use-optimal-column-width="false"/>
    </style:style>
    <style:style style:name="TableColumn129" style:family="table-column">
      <style:table-column-properties style:column-width="2.7083in" style:use-optimal-column-width="false"/>
    </style:style>
    <style:style style:name="TableColumn130" style:family="table-column">
      <style:table-column-properties style:column-width="2.7187in" style:use-optimal-column-width="false"/>
    </style:style>
    <style:style style:name="Table127" style:family="table">
      <style:table-properties style:width="6.6875in" fo:margin-left="0in" table:align="center"/>
    </style:style>
    <style:style style:name="TableRow131" style:family="table-row">
      <style:table-row-properties style:min-row-height="0.2083in"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Textbody" style:family="paragraph">
      <style:paragraph-properties fo:text-align="center" fo:text-indent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Textbody" style:family="paragraph">
      <style:paragraph-properties fo:text-align="center" fo:text-indent="0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extbody" style:family="paragraph">
      <style:paragraph-properties fo:text-align="center" fo:text-indent="0in"/>
    </style:style>
    <style:style style:name="TableRow138" style:family="table-row">
      <style:table-row-properties style:min-row-height="1.0833in"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Textbody" style:family="paragraph">
      <style:paragraph-properties fo:text-align="center" fo:text-indent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extbody" style:family="paragraph">
      <style:paragraph-properties fo:text-align="start" fo:text-indent="0in"/>
    </style:style>
    <style:style style:name="T170" style:parent-style-name="Основнойшрифтабзаца" style:family="text">
      <style:text-properties fo:color="#212529" style:font-size-complex="14pt"/>
    </style:style>
    <style:style style:name="T171" style:parent-style-name="Основнойшрифтабзаца" style:family="text">
      <style:text-properties fo:color="#212529" style:font-size-complex="14pt"/>
    </style:style>
    <style:style style:name="T172" style:parent-style-name="Основнойшрифтабзаца" style:family="text">
      <style:text-properties fo:color="#212529" style:font-size-complex="14pt"/>
    </style:style>
    <style:style style:name="T173" style:parent-style-name="Основнойшрифтабзаца" style:family="text">
      <style:text-properties fo:color="#212529" style:font-size-complex="14pt"/>
    </style:style>
    <style:style style:name="T174" style:parent-style-name="Основнойшрифтабзаца" style:family="text">
      <style:text-properties fo:color="#212529" style:font-size-complex="14pt"/>
    </style:style>
    <style:style style:name="T175" style:parent-style-name="Основнойшрифтабзаца" style:family="text">
      <style:text-properties fo:color="#212529" style:font-size-complex="14pt"/>
    </style:style>
    <style:style style:name="T176" style:parent-style-name="Основнойшрифтабзаца" style:family="text">
      <style:text-properties fo:color="#212529" style:font-size-complex="14pt"/>
    </style:style>
    <style:style style:name="T177" style:parent-style-name="Основнойшрифтабзаца" style:family="text">
      <style:text-properties fo:color="#212529" style:font-size-complex="14pt"/>
    </style:style>
    <style:style style:name="T178" style:parent-style-name="Основнойшрифтабзаца" style:family="text">
      <style:text-properties fo:color="#212529" style:font-size-complex="14pt"/>
    </style:style>
    <style:style style:name="T179" style:parent-style-name="Основнойшрифтабзаца" style:family="text">
      <style:text-properties fo:color="#212529" style:font-size-complex="14pt"/>
    </style:style>
    <style:style style:name="T180" style:parent-style-name="Основнойшрифтабзаца" style:family="text">
      <style:text-properties fo:color="#212529" style:font-size-complex="14pt"/>
    </style:style>
    <style:style style:name="P181" style:parent-style-name="Обычный" style:family="paragraph">
      <style:paragraph-properties fo:break-before="page" fo:line-height="150%"/>
    </style:style>
    <style:style style:name="P182" style:parent-style-name="Standard" style:family="paragraph">
      <style:paragraph-properties fo:text-indent="0.4916in"/>
      <style:text-properties style:language-asian="ru" style:country-asian="RU" style:language-complex="ar" style:country-complex="SA"/>
    </style:style>
    <style:style style:name="P183" style:parent-style-name="Standard" style:family="paragraph">
      <style:paragraph-properties fo:text-indent="0.4916in"/>
    </style:style>
    <style:style style:name="T184" style:parent-style-name="Основнойшрифтабзаца" style:family="text">
      <style:text-properties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language-asian="ru" style:country-asian="RU" style:language-complex="ar" style:country-complex="SA"/>
    </style:style>
    <style:style style:name="T186" style:parent-style-name="Основнойшрифтабзаца" style:family="text">
      <style:text-properties fo:color="#000000" style:font-size-complex="14pt"/>
    </style:style>
    <style:style style:name="T187" style:parent-style-name="Основнойшрифтабзаца" style:family="text">
      <style:text-properties style:language-asian="ru" style:country-asian="RU" style:language-complex="ar" style:country-complex="SA"/>
    </style:style>
    <style:style style:name="P188" style:parent-style-name="Обычный" style:family="paragraph">
      <style:paragraph-properties fo:break-before="page" fo:line-height="150%"/>
    </style:style>
    <style:style style:name="P189" style:parent-style-name="Заголовок1" style:family="paragraph">
      <style:paragraph-properties fo:break-before="page"/>
    </style:style>
    <style:style style:name="P190" style:parent-style-name="Textbody" style:family="paragraph">
      <style:paragraph-properties fo:text-indent="0in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P19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19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19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0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0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2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2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4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5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7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8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9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29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0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0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0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0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0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1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1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1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2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2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3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3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3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4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4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4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5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5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5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7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8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9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0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1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2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3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64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5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/>
    </style:style>
    <style:style style:name="P366" style:parent-style-name="Обычный" style:family="paragraph">
      <style:paragraph-properties fo:margin-left="-0.0138in" fo:margin-right="-0.0138in">
        <style:tab-stops/>
      </style:paragraph-properties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7" style:parent-style-name="Standard" style:family="paragraph">
      <style:paragraph-properties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2</text:span></text:p>
      <text:p text:style-name="P21"><text:span text:style-name="T22">по дисциплине<text:s/></text:span><text:span text:style-name="T23">«</text:span><text:span text:style-name="T24">Программирование</text:span><text:span text:style-name="T25">»</text:span></text:p>
      <text:p text:style-name="P26"><text:span text:style-name="T27">Тема:<text:s/></text:span><text:span text:style-name="T28">Линейные списки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Студент гр. 3342</text:p>
          </table:table-cell>
          <table:table-cell table:style-name="TableCell41">
            <text:p text:style-name="P42"/>
          </table:table-cell>
          <table:table-cell table:style-name="TableCell43">
            <text:p text:style-name="P44">Галеев А.Д.</text:p>
          </table:table-cell>
        </table:table-row>
        <table:table-row table:style-name="TableRow45">
          <table:table-cell table:style-name="TableCell46">
            <text:p text:style-name="Standard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Глазунов<text:s/>С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4</text:p>
      <text:p text:style-name="P55"/>
      <text:h text:style-name="Заголовок2" text:outline-level="2">Цель работы</text:h>
      <text:p text:style-name="P56">Цель работы состоит в изучении основных принципов организации и операций с линейными списками,<text:s/>понять различные способы реализации линейных списков, включая массивы, связанные списки, и их сравнительные преимущества и недостатки,<text:s/>а также их применения в различных областях программирования.</text:p>
      <text:p text:style-name="P57"/>
      <text:h text:style-name="P58" text:outline-level="2">Задание</text:h>
      <text:p text:style-name="P59">Вариант №1</text:p>
      <text:p text:style-name="P60"><text:span text:style-name="T61">Создайте двунаправленный список музыкальных композиций MusicalComposition и<text:s/></text:span><text:span text:style-name="T62">api<text:s/></text:span><text:span text:style-name="T63">для работы со списком.</text:span></text:p>
      <text:p text:style-name="P64">Структура элемента списка (тип - MusicalComposition):</text:p>
      <text:p text:style-name="P65">name - строка неизвестной длины (гарантируется, что длина не может быть больше 80 символов), название композиции.</text:p>
      <text:p text:style-name="P66">author - строка неизвестной длины (гарантируется, что длина не может быть больше 80 символов), автор композиции/музыкальная группа.</text:p>
      <text:p text:style-name="P67">year - целое число, год создания.</text:p>
      <text:p text:style-name="P68">Функция для создания элемента списка (тип элемента MusicalComposition):</text:p>
      <text:p text:style-name="P69">MusicalComposition* createMusicalComposition(char* name, char* author, int year)</text:p>
      <text:p text:style-name="P70">Функции для работы со списком:</text:p>
      <text:p text:style-name="P71">MusicalComposition* createMusicalCompositionList(char** array_names, char** array_authors, int* array_years, int n); // создает список музыкальных композиций MusicalCompositionList, в котором:</text:p>
      <text:p text:style-name="P72"><text:span text:style-name="T73">n</text:span><text:span text:style-name="T74"><text:s/>- длина массивов<text:s/></text:span><text:span text:style-name="T75">array_names</text:span><text:span text:style-name="T76">,<text:s/></text:span><text:span text:style-name="T77">array_authors</text:span><text:span text:style-name="T78">,<text:s/></text:span><text:span text:style-name="T79">array_years</text:span><text:span text:style-name="T80">.</text:span></text:p>
      <text:p text:style-name="P81"><text:span text:style-name="T82">поле<text:s/></text:span><text:span text:style-name="T83">name</text:span><text:span text:style-name="T84"><text:s/>первого элемента списка соответствует первому элементу списка array_names (</text:span><text:span text:style-name="T85">array_names[0]</text:span><text:span text:style-name="T86">).</text:span></text:p>
      <text:p text:style-name="P87"><text:span text:style-name="T88">поле<text:s/></text:span><text:span text:style-name="T89">author</text:span><text:span text:style-name="T90"><text:s/>первого элемента списка соответствует первому элементу списка array_authors (</text:span><text:span text:style-name="T91">array_authors[0]</text:span><text:span text:style-name="T92">).</text:span></text:p>
      <text:p text:style-name="P93"><text:span text:style-name="T94">поле<text:s/></text:span><text:span text:style-name="T95">year</text:span><text:span text:style-name="T96"><text:s/>первого элемента списка соответствует первому элементу списка array_authors (</text:span><text:span text:style-name="T97">array_years[0]</text:span><text:span text:style-name="T98">).</text:span></text:p>
      <text:p text:style-name="P99"/>
      <text:p text:style-name="P100"/>
      <text:h text:style-name="Заголовок2" text:outline-level="2">Основные теоретические положения</text:h>
      <text:p text:style-name="P101">Для решения задач в программе использовались<text:s/>функции стандартной библиотеки языка си.<text:s/>Так же была использована библиотека string.h, которая<text:s/><text:span text:style-name="T102">предоставляет набор функций для работы со строками.</text:span></text:p>
      <text:p text:style-name="P103"/>
      <text:h text:style-name="Заголовок2" text:outline-level="2">Выполнение работы</text:h>
      <text:p text:style-name="P104">Определение структуры MusicalComposition:</text:p>
      <text:p text:style-name="P105">Она содержит поля для хранения имени композиции (name), имени автора (author), года создания (year) и указателя на следующий элемент списка (next).</text:p>
      <text:p text:style-name="P106">Функция createMusicalComposition:</text:p>
      <text:p text:style-name="P107">Выделяет память для новой структуры MusicalComposition и инициализирует ее переданными значениями имени, автора и года.</text:p>
      <text:p text:style-name="P108">Функция createMusicalCompositionList:</text:p>
      <text:p text:style-name="P109">Создает список MusicalComposition из массивов имен, авторов и годов.</text:p>
      <text:p text:style-name="P110">Для каждого элемента массива создается новая структура MusicalComposition, которая добавляется в конец списка.</text:p>
      <text:p text:style-name="P111">Функция push:</text:p>
      <text:p text:style-name="P112">Добавляет новый элемент element в конец списка, начиная с головы списка head.</text:p>
      <text:p text:style-name="P113">Функция removeEl:</text:p>
      <text:p text:style-name="P114">Удаляет элемент списка с заданным именем name_for_remove.</text:p>
      <text:p text:style-name="P115">Функция count:</text:p>
      <text:p text:style-name="P116">Возвращает количество элементов в списке.</text:p>
      <text:p text:style-name="P117">Функция print_names:</text:p>
      <text:p text:style-name="P118">Печатает имена композиций, начиная с головы списка head.</text:p>
      <text:p text:style-name="P119">В функции main:</text:p>
      <text:p text:style-name="P120">Сначала считывается количество композиций.</text:p>
      <text:p text:style-name="P121">Затем происходит выделение памяти и считывание данных для каждой композиции.</text:p>
      <text:p text:style-name="P122">Создается список head, содержащий эти композиции.</text:p>
      <text:p text:style-name="P123">Далее считываются данные для новой композиции (name_for_push, author_for_push, year_for_push) и добавляются в список с помощью push.</text:p>
      <text:p text:style-name="P124">Также считывается имя композиции, которую нужно удалить (name_for_remove), и эта композиция удаляется из списка.</text:p>
      <text:p text:style-name="P125"/>
      <text:p text:style-name="P126">Тестирование</text:p>
      <text:p text:style-name="Textbody">Результаты тестирования представлены в табл. 1<text:line-break/>Таблица 1 – Результаты тестирования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№ проверки</text:p>
          </table:table-cell>
          <table:table-cell table:style-name="TableCell134">
            <text:p text:style-name="P135">Входные данные</text:p>
          </table:table-cell>
          <table:table-cell table:style-name="TableCell136">
            <text:p text:style-name="P137">Выходные данные</text:p>
          </table:table-cell>
        </table:table-row>
        <table:table-row table:style-name="TableRow138">
          <table:table-cell table:style-name="TableCell139">
            <text:p text:style-name="P140">1.</text:p>
          </table:table-cell>
          <table:table-cell table:style-name="TableCell141">
            <text:p text:style-name="Обычный"><text:span text:style-name="T142">7</text:span><text:line-break/><text:span text:style-name="T143">Fields of Gold</text:span><text:line-break/><text:span text:style-name="T144">Sting</text:span><text:line-break/><text:span text:style-name="T145">1993</text:span><text:line-break/><text:span text:style-name="T146">In the Army Now</text:span><text:line-break/><text:span text:style-name="T147">Status Quo</text:span><text:line-break/><text:span text:style-name="T148">1986</text:span><text:line-break/><text:span text:style-name="T149">Mixed Emotions</text:span><text:line-break/><text:span text:style-name="T150">The Rolling Stones</text:span><text:line-break/><text:span text:style-name="T151">1989</text:span><text:line-break/><text:span text:style-name="T152">Billie Jean</text:span><text:line-break/><text:span text:style-name="T153">Michael Jackson</text:span><text:line-break/><text:span text:style-name="T154">1983</text:span><text:line-break/><text:span text:style-name="T155">Seek and Destroy</text:span><text:line-break/><text:span text:style-name="T156">Metallica</text:span><text:line-break/><text:span text:style-name="T157">1982</text:span><text:line-break/><text:span text:style-name="T158">Wicked Game</text:span><text:line-break/><text:span text:style-name="T159">Chris Isaak</text:span><text:line-break/><text:span text:style-name="T160">1989</text:span><text:line-break/><text:span text:style-name="T161">Points of Authority</text:span><text:line-break/><text:span text:style-name="T162">Linkin Park</text:span><text:line-break/><text:span text:style-name="T163">2000</text:span><text:line-break/><text:span text:style-name="T164">Sonne</text:span><text:line-break/><text:span text:style-name="T165">Rammstein</text:span><text:line-break/><text:span text:style-name="T166">2001</text:span><text:line-break/><text:span text:style-name="T167">Points of Authority</text:span></text:p>
          </table:table-cell>
          <table:table-cell table:style-name="TableCell168">
            <text:p text:style-name="P169"><text:span text:style-name="T170">Fields of Gold Sting 1993</text:span><text:line-break/><text:span text:style-name="T171">7</text:span><text:line-break/><text:span text:style-name="T172">8</text:span><text:line-break/><text:span text:style-name="T173">Fields of Gold</text:span><text:line-break/><text:span text:style-name="T174">In the Army Now</text:span><text:line-break/><text:span text:style-name="T175">Mixed Emotions</text:span><text:line-break/><text:span text:style-name="T176">Billie Jean</text:span><text:line-break/><text:span text:style-name="T177">Seek and Destroy</text:span><text:line-break/><text:span text:style-name="T178">Wicked Game</text:span><text:line-break/><text:span text:style-name="T179">Sonne</text:span><text:line-break/><text:span text:style-name="T180">7</text:span></text:p>
          </table:table-cell>
        </table:table-row>
      </table:table>
      <text:p text:style-name="Textbody"><text:line-break/></text:p>
      <text:p text:style-name="P181"/>
      <text:h text:style-name="Заголовок2" text:outline-level="2">Выводы</text:h>
      <text:p text:style-name="P182">Было изучено понятие<text:s/>линейных списков.</text:p>
      <text:p text:style-name="P183"><text:span text:style-name="T184">Разработана программа<text:s/></text:span><text:span text:style-name="T185">создающая<text:s/></text:span><text:span text:style-name="T186">двунаправленный список музыкальных композиций</text:span><text:span text:style-name="T187">.</text:span></text:p>
      <text:p text:style-name="P188"/>
      <text:h text:style-name="P189" text:outline-level="1">Приложение А<text:line-break/>Исходный код программы</text:h>
      <text:p text:style-name="P190"/>
      <text:p text:style-name="Standard">Название файла:<text:s/><text:span text:style-name="T191">main_lb</text:span><text:span text:style-name="T192">2</text:span></text:p>
      <text:p text:style-name="P193">#include &lt;stdlib.h&gt;</text:p>
      <text:p text:style-name="P194">#include &lt;stdio.h&gt;</text:p>
      <text:p text:style-name="P195">#include &lt;string.h&gt;</text:p>
      <text:p text:style-name="P196"/>
      <text:p text:style-name="P197">// Описание структуры MusicalComposition</text:p>
      <text:p text:style-name="P198"/>
      <text:p text:style-name="P199">typedef struct MusicalComposition {</text:p>
      <text:p text:style-name="P200"><text:s text:c="4"/>char name[80];</text:p>
      <text:p text:style-name="P201"><text:s text:c="4"/>char author[80];</text:p>
      <text:p text:style-name="P202"><text:s text:c="4"/>int year;</text:p>
      <text:p text:style-name="P203"><text:s text:c="4"/>struct MusicalComposition* next;</text:p>
      <text:p text:style-name="P204"><text:s text:c="4"/>struct MusicalComposition* prev;</text:p>
      <text:p text:style-name="P205">} MusicalComposition;</text:p>
      <text:p text:style-name="P206"/>
      <text:p text:style-name="P207">// Создание структуры MusicalComposition</text:p>
      <text:p text:style-name="P208"/>
      <text:p text:style-name="P209">MusicalComposition* createMusicalComposition(char* name, char* author, int year) {</text:p>
      <text:p text:style-name="P210"><text:s text:c="4"/>MusicalComposition* composition = (MusicalComposition*)malloc(sizeof(MusicalComposition));</text:p>
      <text:p text:style-name="P211"><text:s text:c="4"/>if (composition == NULL) {</text:p>
      <text:p text:style-name="P212"><text:s text:c="8"/>exit(1);</text:p>
      <text:p text:style-name="P213"><text:s text:c="4"/>}</text:p>
      <text:p text:style-name="P214"><text:s text:c="4"/></text:p>
      <text:p text:style-name="P215"><text:s text:c="4"/>strncpy(composition-&gt;name, name, 80);</text:p>
      <text:p text:style-name="P216"><text:s text:c="4"/>composition-&gt;name[80] = '\0';</text:p>
      <text:p text:style-name="P217"><text:s text:c="4"/>strncpy(composition-&gt;author, author, 80);</text:p>
      <text:p text:style-name="P218"><text:s text:c="4"/>composition-&gt;author[80] = '\0';</text:p>
      <text:p text:style-name="P219"><text:s text:c="4"/>composition-&gt;year = year;</text:p>
      <text:p text:style-name="P220"><text:s text:c="4"/>composition-&gt;prev = NULL;</text:p>
      <text:p text:style-name="P221"><text:s text:c="4"/>composition-&gt;next = NULL;</text:p>
      <text:p text:style-name="P222"><text:s text:c="4"/></text:p>
      <text:p text:style-name="P223"><text:s text:c="4"/>return composition;</text:p>
      <text:p text:style-name="P224">}</text:p>
      <text:p text:style-name="P225"/>
      <text:p text:style-name="P226">// Функции для работы со списком MusicalComposition</text:p>
      <text:p text:style-name="P227"/>
      <text:p text:style-name="P228">MusicalComposition* createMusicalCompositionList(char** array_names, char** array_authors, int* array_years, int n) {</text:p>
      <text:p text:style-name="P229"><text:s text:c="4"/>MusicalComposition* head = createMusicalComposition(array_names[0], array_authors[0], array_years[0]);</text:p>
      <text:p text:style-name="P230"><text:s text:c="4"/>MusicalComposition* current = head;</text:p>
      <text:p text:style-name="P231"><text:s text:c="4"/></text:p>
      <text:p text:style-name="P232"><text:s text:c="4"/>for (int i = 1; i &lt; n; i++) {</text:p>
      <text:p text:style-name="P233"><text:s text:c="8"/>MusicalComposition* composition = createMusicalComposition(array_names[i], array_authors[i], array_years[i]);</text:p>
      <text:p text:style-name="P234"><text:s text:c="8"/>current-&gt;next = composition;</text:p>
      <text:p text:style-name="P235"><text:s text:c="8"/>composition-&gt;prev = current;</text:p>
      <text:p text:style-name="P236"><text:s text:c="8"/>current = composition;</text:p>
      <text:p text:style-name="P237"><text:s text:c="4"/>}</text:p>
      <text:p text:style-name="P238"><text:s text:c="4"/>return head;</text:p>
      <text:p text:style-name="P239">}</text:p>
      <text:p text:style-name="P240"/>
      <text:p text:style-name="P241">void push(MusicalComposition* head, MusicalComposition* element) {</text:p>
      <text:p text:style-name="P242"><text:s text:c="4"/>MusicalComposition* current = head;</text:p>
      <text:p text:style-name="P243"><text:s text:c="4"/>while (current != NULL) {</text:p>
      <text:p text:style-name="P244"><text:s text:c="8"/>if (current-&gt;next == NULL) {</text:p>
      <text:p text:style-name="P245"><text:s text:c="12"/>current-&gt;next = element;</text:p>
      <text:p text:style-name="P246"><text:s text:c="12"/>element-&gt;prev = current;</text:p>
      <text:p text:style-name="P247"><text:s text:c="12"/>break;</text:p>
      <text:p text:style-name="P248"><text:s text:c="8"/>} else {</text:p>
      <text:p text:style-name="P249"><text:s text:c="12"/>current = current-&gt;next;</text:p>
      <text:p text:style-name="P250"><text:s text:c="8"/>}</text:p>
      <text:p text:style-name="P251"><text:s text:c="4"/>}</text:p>
      <text:p text:style-name="P252">}</text:p>
      <text:p text:style-name="P253"/>
      <text:p text:style-name="P254">void removeEl(MusicalComposition* head, char* name_for_remove) {</text:p>
      <text:p text:style-name="P255"><text:s text:c="4"/>MusicalComposition* current = head;</text:p>
      <text:p text:style-name="P256"><text:s text:c="4"/>while (current != NULL) {</text:p>
      <text:p text:style-name="P257"><text:s text:c="8"/>if (strcmp(current-&gt;name, name_for_remove) == 0) {</text:p>
      <text:p text:style-name="P258"><text:s text:c="12"/>if (current == head) {</text:p>
      <text:p text:style-name="P259"><text:s text:c="16"/>head = current-&gt;next;</text:p>
      <text:p text:style-name="P260"><text:s text:c="16"/>if (head != NULL) {</text:p>
      <text:p text:style-name="P261"><text:s text:c="20"/>(head)-&gt;prev = NULL;</text:p>
      <text:p text:style-name="P262"><text:s text:c="16"/>}</text:p>
      <text:p text:style-name="P263"><text:s text:c="12"/>} else {</text:p>
      <text:p text:style-name="P264"><text:s text:c="16"/>current-&gt;prev-&gt;next = current-&gt;next;</text:p>
      <text:p text:style-name="P265"><text:s text:c="16"/>if (current-&gt;next != NULL) {</text:p>
      <text:p text:style-name="P266"><text:s text:c="20"/>current-&gt;next-&gt;prev = current-&gt;prev;</text:p>
      <text:p text:style-name="P267"><text:s text:c="16"/>}</text:p>
      <text:p text:style-name="P268"><text:s text:c="12"/>}</text:p>
      <text:p text:style-name="P269"><text:s text:c="12"/>free(current);</text:p>
      <text:p text:style-name="P270"><text:s text:c="12"/>break;</text:p>
      <text:p text:style-name="P271"><text:s text:c="8"/>}</text:p>
      <text:p text:style-name="P272"><text:s text:c="8"/>else{</text:p>
      <text:p text:style-name="P273"><text:s text:c="12"/>current = current-&gt;next;</text:p>
      <text:p text:style-name="P274"><text:s text:c="8"/>}</text:p>
      <text:p text:style-name="P275"><text:s text:c="4"/>}</text:p>
      <text:p text:style-name="P276">}</text:p>
      <text:p text:style-name="P277"/>
      <text:p text:style-name="P278">int count(MusicalComposition* head) {</text:p>
      <text:p text:style-name="P279"><text:s text:c="4"/>int count = 0;</text:p>
      <text:p text:style-name="P280"><text:s text:c="4"/>MusicalComposition* current = head;</text:p>
      <text:p text:style-name="P281"><text:s text:c="4"/>while (current != NULL) {</text:p>
      <text:p text:style-name="P282"><text:s text:c="8"/>count++;</text:p>
      <text:p text:style-name="P283"><text:s text:c="8"/>current = current-&gt;next;</text:p>
      <text:p text:style-name="P284"><text:s text:c="4"/>}</text:p>
      <text:p text:style-name="P285"><text:s text:c="4"/>return count;</text:p>
      <text:p text:style-name="P286">}</text:p>
      <text:p text:style-name="P287"/>
      <text:p text:style-name="P288">void print_names(MusicalComposition* head) {</text:p>
      <text:p text:style-name="P289"><text:s text:c="4"/>MusicalComposition* current = head;</text:p>
      <text:p text:style-name="P290"><text:s text:c="4"/>while (current != NULL) {</text:p>
      <text:p text:style-name="P291"><text:s text:c="8"/>printf("%s\n", current-&gt;name);</text:p>
      <text:p text:style-name="P292"><text:s text:c="8"/>current = current-&gt;next;</text:p>
      <text:p text:style-name="P293"><text:s text:c="4"/>}</text:p>
      <text:p text:style-name="P294">}</text:p>
      <text:p text:style-name="P295"/>
      <text:p text:style-name="P296">int main(){</text:p>
      <text:p text:style-name="P297"><text:s text:c="4"/>int length;</text:p>
      <text:p text:style-name="P298"><text:s text:c="4"/>scanf("%d\n", &amp;length); <text:s/></text:p>
      <text:p text:style-name="P299"/>
      <text:p text:style-name="P300"><text:s text:c="4"/>char** names = (char**)malloc(sizeof(char*)*length);</text:p>
      <text:p text:style-name="P301"><text:s text:c="4"/>char** authors = (char**)malloc(sizeof(char*)*length);</text:p>
      <text:p text:style-name="P302"><text:s text:c="4"/>int* years = (int*)malloc(sizeof(int)*length);</text:p>
      <text:p text:style-name="P303"/>
      <text:p text:style-name="P304"><text:s text:c="4"/>for (int i=0;i&lt;length;i++)</text:p>
      <text:p text:style-name="P305"><text:s text:c="4"/>{</text:p>
      <text:p text:style-name="P306"><text:s text:c="8"/>char name[80];</text:p>
      <text:p text:style-name="P307"><text:s text:c="8"/>char author[80];</text:p>
      <text:p text:style-name="P308"/>
      <text:p text:style-name="P309"><text:s text:c="8"/>fgets(name, 80, stdin);</text:p>
      <text:p text:style-name="P310"><text:s text:c="8"/>fgets(author, 80, stdin);</text:p>
      <text:p text:style-name="P311"><text:s text:c="8"/>fscanf(stdin, "%d\n", &amp;years[i]);</text:p>
      <text:p text:style-name="P312"/>
      <text:p text:style-name="P313"><text:s text:c="8"/>(*strstr(name,"\n"))=0;</text:p>
      <text:p text:style-name="P314"><text:s text:c="8"/>(*strstr(author,"\n"))=0;</text:p>
      <text:p text:style-name="P315"/>
      <text:p text:style-name="P316"><text:s text:c="8"/>names[i] = (char*)malloc(sizeof(char*) * (strlen(name)+1));</text:p>
      <text:p text:style-name="P317"><text:s text:c="8"/>authors[i] = (char*)malloc(sizeof(char*) * (strlen(author)+1));</text:p>
      <text:p text:style-name="P318"/>
      <text:p text:style-name="P319"><text:s text:c="8"/>strcpy(names[i], name);</text:p>
      <text:p text:style-name="P320"><text:s text:c="8"/>strcpy(authors[i], author);</text:p>
      <text:p text:style-name="P321"/>
      <text:p text:style-name="P322"><text:s text:c="4"/>}</text:p>
      <text:p text:style-name="P323"><text:s text:c="4"/>MusicalComposition* head = createMusicalCompositionList(names, authors, years, length);</text:p>
      <text:p text:style-name="P324"><text:s text:c="4"/>char name_for_push[80];</text:p>
      <text:p text:style-name="P325"><text:s text:c="4"/>char author_for_push[80];</text:p>
      <text:p text:style-name="P326"><text:s text:c="4"/>int year_for_push;</text:p>
      <text:p text:style-name="P327"/>
      <text:p text:style-name="P328"><text:s text:c="4"/>char name_for_remove[80];</text:p>
      <text:p text:style-name="P329"/>
      <text:p text:style-name="P330"><text:s text:c="4"/>fgets(name_for_push, 80, stdin);</text:p>
      <text:p text:style-name="P331"><text:s text:c="4"/>fgets(author_for_push, 80, stdin);</text:p>
      <text:p text:style-name="P332"><text:s text:c="4"/>fscanf(stdin, "%d\n", &amp;year_for_push);</text:p>
      <text:p text:style-name="P333"><text:s text:c="4"/>(*strstr(name_for_push,"\n"))=0;</text:p>
      <text:p text:style-name="P334"><text:s text:c="4"/>(*strstr(author_for_push,"\n"))=0;</text:p>
      <text:p text:style-name="P335"/>
      <text:p text:style-name="P336"><text:s text:c="4"/>MusicalComposition* element_for_push = createMusicalComposition(name_for_push, author_for_push, year_for_push);</text:p>
      <text:p text:style-name="P337"/>
      <text:p text:style-name="P338"><text:s text:c="4"/>fgets(name_for_remove, 80, stdin);</text:p>
      <text:p text:style-name="P339"><text:s text:c="4"/>(*strstr(name_for_remove,"\n"))=0;</text:p>
      <text:p text:style-name="P340"/>
      <text:p text:style-name="P341"><text:s text:c="4"/>printf("%s %s %d\n", head-&gt;name, head-&gt;author, head-&gt;year);</text:p>
      <text:p text:style-name="P342"><text:s text:c="4"/>int k = count(head);</text:p>
      <text:p text:style-name="P343"/>
      <text:p text:style-name="P344"><text:s text:c="4"/>printf("%d\n", k);</text:p>
      <text:p text:style-name="P345"><text:s text:c="4"/>push(head, element_for_push);</text:p>
      <text:p text:style-name="P346"/>
      <text:p text:style-name="P347"><text:s text:c="4"/>k = count(head);</text:p>
      <text:p text:style-name="P348"><text:s text:c="4"/>printf("%d\n", k);</text:p>
      <text:p text:style-name="P349"/>
      <text:p text:style-name="P350"><text:s text:c="4"/>removeEl(head, name_for_remove);<text:s/></text:p>
      <text:p text:style-name="P351"><text:s text:c="4"/>print_names(head);</text:p>
      <text:p text:style-name="P352"/>
      <text:p text:style-name="P353"><text:s text:c="4"/>k = count(head);</text:p>
      <text:p text:style-name="P354"><text:s text:c="4"/>printf("%d\n", k);</text:p>
      <text:p text:style-name="P355"/>
      <text:p text:style-name="P356"><text:s text:c="4"/>for (int i=0;i&lt;length;i++){</text:p>
      <text:p text:style-name="P357"><text:s text:c="8"/>free(names[i]);</text:p>
      <text:p text:style-name="P358"><text:s text:c="8"/>free(authors[i]);</text:p>
      <text:p text:style-name="P359"><text:s text:c="4"/>}</text:p>
      <text:p text:style-name="P360"><text:s text:c="4"/>free(names);</text:p>
      <text:p text:style-name="P361"><text:s text:c="4"/>free(authors);</text:p>
      <text:p text:style-name="P362"><text:s text:c="4"/>free(years);</text:p>
      <text:p text:style-name="P363"/>
      <text:p text:style-name="P364"><text:s text:c="4"/>return 0;</text:p>
      <text:p text:style-name="P365"/>
      <text:p text:style-name="P366">}</text:p>
      <text:p text:style-name="P3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style:language-asian="ru" style:country-asian="RU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0LVL1" style:family="text">
      <style:text-properties style:font-name="Times New Roman" style:font-name-complex="Times New Roman" fo:font-size="12pt" style:font-size-asian="12pt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Num1" style:display-name="WWNum1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Галеев Амир</dc:creator>
    <meta:creation-date>2024-04-07T16:48:00Z</meta:creation-date>
    <dc:date>2024-04-07T16:48:00Z</dc:date>
    <meta:template xlink:href="Normal.dotm" xlink:type="simple"/>
    <meta:editing-cycles>18</meta:editing-cycles>
    <meta:editing-duration>PT0S</meta:editing-duration>
    <meta:document-statistic meta:page-count="1" meta:paragraph-count="17" meta:word-count="1308" meta:character-count="8747" meta:row-count="62" meta:non-whitespace-character-count="7456"/>
  </office:meta>
</office:document-meta>
</file>